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in" fo:margin-bottom="0in"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6">
      <style:paragraph-properties fo:margin-top="0in" fo:margin-bottom="0in" style:contextual-spacing="false"/>
    </style:style>
    <style:style style:name="P11" style:family="paragraph" style:parent-style-name="Text_20_body" style:list-style-name="L6"/>
    <style:style style:name="P12" style:family="paragraph" style:parent-style-name="Text_20_body" style:list-style-name="L7">
      <style:paragraph-properties fo:margin-top="0in" fo:margin-bottom="0in" style:contextual-spacing="false"/>
    </style:style>
    <style:style style:name="P13" style:family="paragraph" style:parent-style-name="Text_20_body" style:list-style-name="L7"/>
    <style:style style:name="P14" style:family="paragraph" style:parent-style-name="Text_20_body" style:list-style-name="L8">
      <style:paragraph-properties fo:margin-top="0in" fo:margin-bottom="0in" style:contextual-spacing="false"/>
    </style:style>
    <style:style style:name="P15" style:family="paragraph" style:parent-style-name="Text_20_body" style:list-style-name="L8"/>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Job and Occupation</text:span></text:h>
      <text:h text:style-name="Heading_20_4" text:outline-level="4"><text:span text:style-name="Strong_20_Emphasis">1. Definition of Job and Occupation</text:span></text:h>
      <text:list text:style-name="L1">
        <text:list-item>
          <text:p text:style-name="P1"><text:span text:style-name="Strong_20_Emphasis">Job:</text:span> A specific role or position held by an individual within an organization or company, typically focused on performing a set of duties or tasks in exchange for compensation, such as a software developer, teacher, or nurse. </text:p>
        </text:list-item>
        <text:list-item>
          <text:p text:style-name="P2"><text:span text:style-name="Strong_20_Emphasis">Occupation:</text:span> A broader term referring to a group of related jobs or professions that involve similar skills, knowledge, or work activities, such as healthcare, engineering, or education. </text:p>
        </text:list-item>
      </text:list>
      <text:h text:style-name="Heading_20_4" text:outline-level="4"><text:span text:style-name="Strong_20_Emphasis">2. Types of Occupations</text:span></text:h>
      <text:list text:style-name="L2">
        <text:list-item>
          <text:p text:style-name="P3"><text:span text:style-name="Strong_20_Emphasis">Manual/Physical Occupations:</text:span></text:p>
          <text:list>
            <text:list-item>
              <text:p text:style-name="P4"><text:span text:style-name="Strong_20_Emphasis">Construction Workers:</text:span> Jobs like carpenters, electricians, or plumbers, involving physical labor in building, maintenance, and repair. </text:p>
            </text:list-item>
            <text:list-item>
              <text:p text:style-name="P4"><text:span text:style-name="Strong_20_Emphasis">Factory Workers:</text:span> Involves production tasks in manufacturing industries, like assembly line jobs, machine operation, or packaging. </text:p>
            </text:list-item>
            <text:list-item>
              <text:p text:style-name="P4"><text:span text:style-name="Strong_20_Emphasis">Agricultural Workers:</text:span> Occupations related to farming, horticulture, and animal husbandry, including farmers, ranchers, and agricultural technicians. </text:p>
            </text:list-item>
          </text:list>
        </text:list-item>
        <text:list-item>
          <text:p text:style-name="P3"><text:span text:style-name="Strong_20_Emphasis">Service Occupations:</text:span></text:p>
          <text:list>
            <text:list-item>
              <text:p text:style-name="P4"><text:span text:style-name="Strong_20_Emphasis">Healthcare Workers:</text:span> Including doctors, nurses, medical technicians, and caregivers, these occupations focus on providing health-related services to individuals and communities. </text:p>
            </text:list-item>
            <text:list-item>
              <text:p text:style-name="P4"><text:span text:style-name="Strong_20_Emphasis">Educators:</text:span> Teachers, school administrators, and university professors responsible for imparting knowledge and skills to students. </text:p>
            </text:list-item>
            <text:list-item>
              <text:p text:style-name="P4"><text:span text:style-name="Strong_20_Emphasis">Customer Service:</text:span> Jobs in retail, hospitality, and call centers that involve assisting customers with their needs, answering questions, or providing products. </text:p>
            </text:list-item>
          </text:list>
        </text:list-item>
        <text:list-item>
          <text:p text:style-name="P3"><text:span text:style-name="Strong_20_Emphasis">Creative Occupations:</text:span></text:p>
          <text:list>
            <text:list-item>
              <text:p text:style-name="P4"><text:span text:style-name="Strong_20_Emphasis">Artists and Designers:</text:span> Occupations that involve creating visual, auditory, or performing art, including painters, graphic designers, musicians, and actors. </text:p>
            </text:list-item>
            <text:list-item>
              <text:p text:style-name="P4"><text:span text:style-name="Strong_20_Emphasis">Writers and Editors:</text:span> People who create, edit, or review written content, such as novelists, journalists, copywriters, and technical writers. </text:p>
            </text:list-item>
            <text:list-item>
              <text:p text:style-name="P4"><text:span text:style-name="Strong_20_Emphasis">Performing Arts Professionals:</text:span> Including dancers, theater actors, directors, and musicians who perform live for entertainment. </text:p>
            </text:list-item>
          </text:list>
        </text:list-item>
        <text:list-item>
          <text:p text:style-name="P3"><text:span text:style-name="Strong_20_Emphasis">Technical and Professional Occupations:</text:span></text:p>
          <text:list>
            <text:list-item>
              <text:p text:style-name="P4"><text:span text:style-name="Strong_20_Emphasis">Engineers and Architects:</text:span> Professionals who design, plan, and build structures, systems, and machinery, including civil engineers, software engineers, and architects. </text:p>
            </text:list-item>
            <text:list-item>
              <text:p text:style-name="P4"><text:span text:style-name="Strong_20_Emphasis">Scientists and Researchers:</text:span> Jobs involving the study, research, and advancement of knowledge in fields such as biology, chemistry, physics, and social sciences. </text:p>
            </text:list-item>
            <text:list-item>
              <text:p text:style-name="P4"><text:span text:style-name="Strong_20_Emphasis">IT and Computer Science Professionals:</text:span> These occupations include roles such as network administrators, web developers, data analysts, and cybersecurity specialists. </text:p>
            </text:list-item>
          </text:list>
        </text:list-item>
        <text:list-item>
          <text:p text:style-name="P3"><text:span text:style-name="Strong_20_Emphasis">Administrative and Managerial Occupations:</text:span></text:p>
          <text:list>
            <text:list-item>
              <text:p text:style-name="P4"><text:soft-page-break/><text:span text:style-name="Strong_20_Emphasis">Office Workers:</text:span> Including administrative assistants, clerks, accountants, and human resources professionals who handle office tasks, paperwork, and organizational duties. </text:p>
            </text:list-item>
            <text:list-item>
              <text:p text:style-name="P3"><text:span text:style-name="Strong_20_Emphasis">Managers and Executives:</text:span> Occupations involving the leadership and direction of organizations or departments, such as project managers, CEOs, and department heads. </text:p>
            </text:list-item>
          </text:list>
        </text:list-item>
      </text:list>
      <text:h text:style-name="Heading_20_4" text:outline-level="4"><text:span text:style-name="Strong_20_Emphasis">3. Job Market and Employment Trends</text:span></text:h>
      <text:list text:style-name="L3">
        <text:list-item>
          <text:p text:style-name="P5"><text:span text:style-name="Strong_20_Emphasis">Unemployment:</text:span> A situation where individuals who are able and willing to work cannot find a job. Common causes include economic downturns, technological advancements, or lack of skills. </text:p>
        </text:list-item>
        <text:list-item>
          <text:p text:style-name="P5"><text:span text:style-name="Strong_20_Emphasis">Gig Economy:</text:span> A labor market characterized by short-term, flexible jobs, often facilitated by digital platforms like Uber, TaskRabbit, and freelance job boards. </text:p>
        </text:list-item>
        <text:list-item>
          <text:p text:style-name="P5"><text:span text:style-name="Strong_20_Emphasis">Remote Work:</text:span> Jobs that allow individuals to work from home or any location outside a traditional office, which has grown significantly with advances in technology. </text:p>
        </text:list-item>
        <text:list-item>
          <text:p text:style-name="P6"><text:span text:style-name="Strong_20_Emphasis">Automation and AI:</text:span> The use of technology to automate tasks that were once done by humans, which can lead to job displacement but also the creation of new types of work in tech, robotics, and AI fields. </text:p>
        </text:list-item>
      </text:list>
      <text:h text:style-name="Heading_20_4" text:outline-level="4"><text:span text:style-name="Strong_20_Emphasis">4. Job Search and Recruitment</text:span></text:h>
      <text:list text:style-name="L4">
        <text:list-item>
          <text:p text:style-name="P7"><text:span text:style-name="Strong_20_Emphasis">Job Hunting:</text:span> The process of looking for available job opportunities through various channels like job boards (LinkedIn, Indeed), networking, recruitment agencies, or company websites.</text:p>
        </text:list-item>
        <text:list-item>
          <text:p text:style-name="P7"><text:span text:style-name="Strong_20_Emphasis">Interviews and Application Process:</text:span> Once a job is found, candidates often need to submit resumes or CVs and attend interviews to secure the position.</text:p>
        </text:list-item>
        <text:list-item>
          <text:p text:style-name="P7"><text:span text:style-name="Strong_20_Emphasis">Recruitment Agencies:</text:span> Third-party companies that assist in finding suitable candidates for employers, often specializing in specific industries or job types.</text:p>
        </text:list-item>
        <text:list-item>
          <text:p text:style-name="P7"><text:span text:style-name="Strong_20_Emphasis">Internships and Apprenticeships:</text:span> Work-based training programs that provide hands-on experience in a particular occupation, which is a common starting point for many career paths.</text:p>
        </text:list-item>
      </text:list>
      <text:h text:style-name="Heading_20_4" text:outline-level="4"><text:span text:style-name="Strong_20_Emphasis">5. Skills and Qualifications</text:span></text:h>
      <text:list text:style-name="L5">
        <text:list-item>
          <text:p text:style-name="P8"><text:span text:style-name="Strong_20_Emphasis">Hard Skills:</text:span> Specific, teachable abilities required for a job, such as technical proficiency, programming languages, or knowledge of machinery. </text:p>
        </text:list-item>
        <text:list-item>
          <text:p text:style-name="P8"><text:span text:style-name="Strong_20_Emphasis">Soft Skills:</text:span> Interpersonal or communication abilities that help people work effectively with others, such as teamwork, problem-solving, adaptability, and leadership. </text:p>
        </text:list-item>
        <text:list-item>
          <text:p text:style-name="P8"><text:span text:style-name="Strong_20_Emphasis">Educational Qualifications:</text:span> A key factor in entering certain professions, such as degrees, certifications, or diplomas in fields like medicine, law, engineering, and business. </text:p>
        </text:list-item>
        <text:list-item>
          <text:p text:style-name="P9"><text:span text:style-name="Strong_20_Emphasis">Experience:</text:span> Past work in similar jobs or industries that enhances a candidate's qualifications and ability to perform in a new job. </text:p>
        </text:list-item>
      </text:list>
      <text:h text:style-name="Heading_20_4" text:outline-level="4"><text:span text:style-name="Strong_20_Emphasis">6. Job Benefits and Work-Life Balance</text:span></text:h>
      <text:list text:style-name="L6">
        <text:list-item>
          <text:p text:style-name="P10"><text:span text:style-name="Strong_20_Emphasis">Salary and Compensation:</text:span> The payment or benefits received for work, which can include base salary, bonuses, and perks such as health insurance or retirement plans. </text:p>
        </text:list-item>
        <text:list-item>
          <text:p text:style-name="P10"><text:soft-page-break/><text:span text:style-name="Strong_20_Emphasis">Work-Life Balance:</text:span> A concept that aims to strike a balance between professional work and personal life, allowing employees to manage their time efficiently and reduce stress. </text:p>
        </text:list-item>
        <text:list-item>
          <text:p text:style-name="P11"><text:span text:style-name="Strong_20_Emphasis">Employee Benefits:</text:span> Perks provided by employers to improve employee well-being, such as paid leave, health benefits, retirement savings plans, and flexible working hours. </text:p>
        </text:list-item>
      </text:list>
      <text:h text:style-name="Heading_20_4" text:outline-level="4"><text:span text:style-name="Strong_20_Emphasis">7. Changing Nature of Work</text:span></text:h>
      <text:list text:style-name="L7">
        <text:list-item>
          <text:p text:style-name="P12"><text:span text:style-name="Strong_20_Emphasis">Freelancing:</text:span> Working as an independent contractor, often in creative or technical fields, which offers flexibility but lacks the job security of traditional employment. </text:p>
        </text:list-item>
        <text:list-item>
          <text:p text:style-name="P12"><text:span text:style-name="Strong_20_Emphasis">Job Hopping:</text:span> The practice of changing jobs frequently, often to advance one’s career or gain new experiences. This is more common among younger generations seeking professional growth. </text:p>
        </text:list-item>
        <text:list-item>
          <text:p text:style-name="P13"><text:span text:style-name="Strong_20_Emphasis">Workplace Diversity:</text:span> Efforts to create inclusive workplaces where employees from diverse backgrounds, genders, races, and cultures are encouraged to thrive. </text:p>
        </text:list-item>
      </text:list>
      <text:h text:style-name="Heading_20_4" text:outline-level="4"><text:span text:style-name="Strong_20_Emphasis">8. Future of Jobs and Occupations</text:span></text:h>
      <text:list text:style-name="L8">
        <text:list-item>
          <text:p text:style-name="P14"><text:span text:style-name="Strong_20_Emphasis">Emerging Occupations:</text:span> The rise of new job categories due to technological advances, such as data scientists, blockchain developers, and renewable energy technicians. </text:p>
        </text:list-item>
        <text:list-item>
          <text:p text:style-name="P14"><text:span text:style-name="Strong_20_Emphasis">Reskilling and Upskilling:</text:span> Efforts to learn new skills to adapt to changing job markets, often through online courses, workshops, or professional development programs. </text:p>
        </text:list-item>
        <text:list-item>
          <text:p text:style-name="P15"><text:span text:style-name="Strong_20_Emphasis">Sustainable Jobs:</text:span> Occupations related to environmental sustainability, such as renewable energy engineers, environmental consultants, and waste management specialists, will likely grow as climate change becomes a global priority.</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8T20:29:26.224354900</meta:creation-date>
    <dc:date>2025-03-18T20:29:52.645758800</dc:date>
    <meta:editing-duration>PT26S</meta:editing-duration>
    <meta:editing-cycles>1</meta:editing-cycles>
    <meta:document-statistic meta:table-count="0" meta:image-count="0" meta:object-count="0" meta:page-count="3" meta:paragraph-count="51" meta:word-count="927" meta:character-count="6577" meta:non-whitespace-character-count="5711"/>
    <meta:generator>LibreOffice/25.2.1.2$Windows_X86_64 LibreOffice_project/d3abf4aee5fd705e4a92bba33a32f40bc4e56f49</meta:generator>
  </office:meta>
</office:document-meta>
</file>